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4.223cm"/>
    </style:style>
    <style:style style:name="co3" style:family="table-column">
      <style:table-column-properties fo:break-before="auto" style:column-width="3.119cm"/>
    </style:style>
    <style:style style:name="co4" style:family="table-column">
      <style:table-column-properties fo:break-before="auto" style:column-width="23.178cm"/>
    </style:style>
    <style:style style:name="co5" style:family="table-column">
      <style:table-column-properties fo:break-before="auto" style:column-width="3.26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eature_type</text:p>
          </table:table-cell>
          <table:table-cell office:value-type="string" calcext:value-type="string">
            <text:p>best_score</text:p>
          </table:table-cell>
          <table:table-cell office:value-type="string" calcext:value-type="string">
            <text:p>best_params</text:p>
          </table:table-cell>
          <table:table-cell office:value-type="string" calcext:value-type="string">
            <text:p>running_time</text:p>
          </table:table-cell>
        </table:table-row>
        <table:table-row table:style-name="ro1">
          <table:table-cell office:value-type="string" calcext:value-type="string">
            <text:p>logistic_regression</text:p>
          </table:table-cell>
          <table:table-cell office:value-type="string" calcext:value-type="string">
            <text:p>symmetric</text:p>
          </table:table-cell>
          <table:table-cell office:value-type="float" office:value="0.670891787714233" calcext:value-type="float">
            <text:p>0.670891787714233</text:p>
          </table:table-cell>
          <table:table-cell office:value-type="string" calcext:value-type="string">
            <text:p>{'logisticregression__C': 0.1, 'logisticregression__max_iter': 1000, 'logisticregression__penalty': 'l2', 'logisticregression__solver': 'saga'}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string" calcext:value-type="string">
            <text:p>logistic_regression</text:p>
          </table:table-cell>
          <table:table-cell office:value-type="string" calcext:value-type="string">
            <text:p>double</text:p>
          </table:table-cell>
          <table:table-cell office:value-type="float" office:value="0.669514793732952" calcext:value-type="float">
            <text:p>0.669514793732952</text:p>
          </table:table-cell>
          <table:table-cell office:value-type="string" calcext:value-type="string">
            <text:p>{'logisticregression__C': 1.0, 'logisticregression__max_iter': 1000, 'logisticregression__penalty': 'l2', 'logisticregression__solver': 'saga'}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string" calcext:value-type="string">
            <text:p>logistic_regression</text:p>
          </table:table-cell>
          <table:table-cell office:value-type="string" calcext:value-type="string">
            <text:p>random</text:p>
          </table:table-cell>
          <table:table-cell office:value-type="float" office:value="0.669020325020819" calcext:value-type="float">
            <text:p>0.669020325020819</text:p>
          </table:table-cell>
          <table:table-cell office:value-type="string" calcext:value-type="string">
            <text:p>{'logisticregression__C': 0.01, 'logisticregression__max_iter': 1000, 'logisticregression__penalty': 'l2', 'logisticregression__solver': 'saga'}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random_forest</text:p>
          </table:table-cell>
          <table:table-cell office:value-type="string" calcext:value-type="string">
            <text:p>symmetric</text:p>
          </table:table-cell>
          <table:table-cell office:value-type="float" office:value="0.673116307887165" calcext:value-type="float">
            <text:p>0.673116307887165</text:p>
          </table:table-cell>
          <table:table-cell office:value-type="string" calcext:value-type="string">
            <text:p>{'criterion': 'entropy', 'max_depth': 10, 'max_features': 'log2', 'min_samples_split': 2, 'n_estimators': 500}</text:p>
          </table:table-cell>
          <table:table-cell office:value-type="float" office:value="8599" calcext:value-type="float">
            <text:p>8599</text:p>
          </table:table-cell>
        </table:table-row>
        <table:table-row table:style-name="ro1">
          <table:table-cell office:value-type="string" calcext:value-type="string">
            <text:p>random_forest</text:p>
          </table:table-cell>
          <table:table-cell office:value-type="string" calcext:value-type="string">
            <text:p>double</text:p>
          </table:table-cell>
          <table:table-cell office:value-type="float" office:value="0.670397437431747" calcext:value-type="float">
            <text:p>0.670397437431747</text:p>
          </table:table-cell>
          <table:table-cell office:value-type="string" calcext:value-type="string">
            <text:p>{'criterion': 'gini', 'max_depth': None, 'max_features': 'log2', 'min_samples_split': 10, 'n_estimators': 500}</text:p>
          </table:table-cell>
          <table:table-cell office:value-type="float" office:value="10201" calcext:value-type="float">
            <text:p>10201</text:p>
          </table:table-cell>
        </table:table-row>
        <table:table-row table:style-name="ro1">
          <table:table-cell office:value-type="string" calcext:value-type="string">
            <text:p>random_forest</text:p>
          </table:table-cell>
          <table:table-cell office:value-type="string" calcext:value-type="string">
            <text:p>random</text:p>
          </table:table-cell>
          <table:table-cell office:value-type="float" office:value="0.671986532679103" calcext:value-type="float">
            <text:p>0.671986532679103</text:p>
          </table:table-cell>
          <table:table-cell office:value-type="string" calcext:value-type="string">
            <text:p>{'criterion': 'gini', 'max_depth': 10, 'max_features': None, 'min_samples_split': 5, 'n_estimators': 500}</text:p>
          </table:table-cell>
          <table:table-cell office:value-type="float" office:value="10228" calcext:value-type="float">
            <text:p>10228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symmetric</text:p>
          </table:table-cell>
          <table:table-cell office:value-type="float" office:value="0.673681236006602" calcext:value-type="float">
            <text:p>0.673681236006602</text:p>
          </table:table-cell>
          <table:table-cell office:value-type="string" calcext:value-type="string">
            <text:p>{'reg_lambda': 1, 'reg_alpha': 0.1, 'n_estimators': 200, 'max_depth': 2, 'learning_rate': 0.1, 'gamma': 0, 'booster': 'gbtree'}</text:p>
          </table:table-cell>
          <table:table-cell office:value-type="float" office:value="15243" calcext:value-type="float">
            <text:p>15243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double</text:p>
          </table:table-cell>
          <table:table-cell office:value-type="float" office:value="0.671421299135838" calcext:value-type="float">
            <text:p>0.671421299135838</text:p>
          </table:table-cell>
          <table:table-cell office:value-type="string" calcext:value-type="string">
            <text:p>{'reg_lambda': 0, 'reg_alpha': 0, 'n_estimators': 500, 'max_depth': 2, 'learning_rate': 0.1, 'gamma': 1, 'booster': 'dart'}</text:p>
          </table:table-cell>
          <table:table-cell office:value-type="float" office:value="25380" calcext:value-type="float">
            <text:p>25380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random</text:p>
          </table:table-cell>
          <table:table-cell office:value-type="float" office:value="0.671774612174069" calcext:value-type="float">
            <text:p>0.671774612174069</text:p>
          </table:table-cell>
          <table:table-cell office:value-type="string" calcext:value-type="string">
            <text:p>{'reg_lambda': 1, 'reg_alpha': 1, 'n_estimators': 200, 'max_depth': 6, 'learning_rate': 0.1, 'gamma': 10, 'booster': 'gbtree'}</text:p>
          </table:table-cell>
          <table:table-cell office:value-type="float" office:value="17247" calcext:value-type="float">
            <text:p>17247</text:p>
          </table:table-cell>
        </table:table-row>
        <table:table-row table:style-name="ro1">
          <table:table-cell office:value-type="string" calcext:value-type="string">
            <text:p>neural_network</text:p>
          </table:table-cell>
          <table:table-cell office:value-type="string" calcext:value-type="string">
            <text:p>symmetric</text:p>
          </table:table-cell>
          <table:table-cell office:value-type="float" office:value="0.666478444557472" calcext:value-type="float">
            <text:p>0.666478444557472</text:p>
          </table:table-cell>
          <table:table-cell office:value-type="string" calcext:value-type="string">
            <text:p>{'optimizer__learning_rate': 0.01, 'model__neurons': 512, 'model__dropout_rate': 0.30000000000000004, 'epochs': 50, 'batch_size': 512}</text:p>
          </table:table-cell>
          <table:table-cell office:value-type="float" office:value="7088" calcext:value-type="float">
            <text:p>7088</text:p>
          </table:table-cell>
        </table:table-row>
        <table:table-row table:style-name="ro1">
          <table:table-cell office:value-type="string" calcext:value-type="string">
            <text:p>neural_network</text:p>
          </table:table-cell>
          <table:table-cell office:value-type="string" calcext:value-type="string">
            <text:p>double</text:p>
          </table:table-cell>
          <table:table-cell office:value-type="float" office:value="0.666619531666841" calcext:value-type="float">
            <text:p>0.666619531666841</text:p>
          </table:table-cell>
          <table:table-cell office:value-type="string" calcext:value-type="string">
            <text:p>{'optimizer__learning_rate': 1.0, 'model__neurons': 256, 'model__dropout_rate': 0.1, 'epochs': 50, 'batch_size': 32}</text:p>
          </table:table-cell>
          <table:table-cell office:value-type="float" office:value="7752" calcext:value-type="float">
            <text:p>7752</text:p>
          </table:table-cell>
        </table:table-row>
        <table:table-row table:style-name="ro1">
          <table:table-cell office:value-type="string" calcext:value-type="string">
            <text:p>neural_network</text:p>
          </table:table-cell>
          <table:table-cell office:value-type="string" calcext:value-type="string">
            <text:p>random</text:p>
          </table:table-cell>
          <table:table-cell office:value-type="float" office:value="0.669267574959734" calcext:value-type="float">
            <text:p>0.669267574959734</text:p>
          </table:table-cell>
          <table:table-cell office:value-type="string" calcext:value-type="string">
            <text:p>{'optimizer__learning_rate': 0.001, 'model__neurons': 128, 'model__dropout_rate': 0.5, 'epochs': 50, 'batch_size': 32}</text:p>
          </table:table-cell>
          <table:table-cell office:value-type="float" office:value="4846" calcext:value-type="float">
            <text:p>48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12T10:48:25.572000000</meta:creation-date>
    <dc:date>2023-06-12T10:57:52.198000000</dc:date>
    <meta:editing-duration>PT9M26S</meta:editing-duration>
    <meta:editing-cycles>1</meta:editing-cycles>
    <meta:generator>LibreOffice/7.3.2.2$Windows_X86_64 LibreOffice_project/49f2b1bff42cfccbd8f788c8dc32c1c309559be0</meta:generator>
    <meta:document-statistic meta:table-count="1" meta:cell-count="65" meta:object-count="0"/>
  </office:meta>
</office:document-meta>
</file>